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1cad1a" officeooo:paragraph-rsid="001cad1a" style:font-size-asian="19.25pt" style:font-size-complex="22pt"/>
    </style:style>
    <style:style style:name="P2" style:family="paragraph" style:parent-style-name="Standard">
      <style:paragraph-properties fo:text-align="center" style:justify-single-word="false"/>
      <style:text-properties fo:font-size="22pt" fo:font-weight="bold" officeooo:rsid="001cad1a" officeooo:paragraph-rsid="001cad1a" style:font-size-asian="19.25pt" style:font-weight-asian="bold" style:font-size-complex="22pt" style:font-weight-complex="bold"/>
    </style:style>
    <style:style style:name="P3" style:family="paragraph" style:parent-style-name="Standard">
      <style:paragraph-properties fo:text-align="start" style:justify-single-word="false"/>
      <style:text-properties fo:font-size="16pt" style:text-underline-style="none" fo:font-weight="bold" officeooo:rsid="001cad1a" officeooo:paragraph-rsid="001cad1a"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6pt" style:text-underline-style="none" fo:font-weight="bold" officeooo:rsid="00248c79" officeooo:paragraph-rsid="00248c79" style:font-size-asian="14pt" style:font-weight-asian="bold" style:font-size-complex="16pt" style:font-weight-complex="bold"/>
    </style:style>
    <style:style style:name="P5" style:family="paragraph" style:parent-style-name="Standard">
      <style:paragraph-properties fo:text-align="start" style:justify-single-word="false"/>
      <style:text-properties fo:font-size="16pt" style:text-underline-style="none" fo:font-weight="bold" officeooo:rsid="002714ad" officeooo:paragraph-rsid="002714ad" style:font-size-asian="14pt" style:font-weight-asian="bold" style:font-size-complex="16pt" style:font-weight-complex="bold"/>
    </style:style>
    <style:style style:name="P6" style:family="paragraph" style:parent-style-name="Standard">
      <style:paragraph-properties fo:text-align="start" style:justify-single-word="false"/>
      <style:text-properties fo:font-size="16pt" style:text-underline-style="none" fo:font-weight="bold" officeooo:rsid="00296e91" officeooo:paragraph-rsid="00296e91" style:font-size-asian="14pt" style:font-weight-asian="bold" style:font-size-complex="16pt" style:font-weight-complex="bold"/>
    </style:style>
    <style:style style:name="P7" style:family="paragraph" style:parent-style-name="Standard">
      <style:paragraph-properties fo:text-align="start" style:justify-single-word="false"/>
      <style:text-properties fo:font-size="16pt" style:text-underline-style="none" fo:font-weight="bold" officeooo:rsid="002714ad" officeooo:paragraph-rsid="002714ad"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6pt" style:text-underline-style="none" fo:font-weight="normal" officeooo:rsid="00248c79" officeooo:paragraph-rsid="00248c79" style:font-size-asian="14pt" style:font-weight-asian="normal" style:font-size-complex="16pt" style:font-weight-complex="normal"/>
    </style:style>
    <style:style style:name="P9" style:family="paragraph" style:parent-style-name="Standard">
      <style:paragraph-properties fo:text-align="start" style:justify-single-word="false"/>
      <style:text-properties fo:font-size="16pt" fo:font-style="normal" style:text-underline-style="none" fo:font-weight="bold" officeooo:rsid="00296e91" officeooo:paragraph-rsid="00296e91" style:font-size-asian="14pt" style:font-style-asian="normal" style:font-weight-asian="bold" style:font-size-complex="16pt" style:font-style-complex="normal" style:font-weight-complex="bold"/>
    </style:style>
    <style:style style:name="P10" style:family="paragraph" style:parent-style-name="Standard">
      <style:paragraph-properties fo:text-align="start" style:justify-single-word="false"/>
      <style:text-properties fo:font-size="16pt" fo:font-style="normal" style:text-underline-style="none" fo:font-weight="bold" officeooo:rsid="002b3df6" officeooo:paragraph-rsid="002b3df6" style:font-size-asian="14pt" style:font-style-asian="normal" style:font-weight-asian="bold" style:font-size-complex="16pt" style:font-style-complex="normal" style:font-weight-complex="bold"/>
    </style:style>
    <style:style style:name="P11" style:family="paragraph" style:parent-style-name="Standard">
      <style:paragraph-properties fo:text-align="start" style:justify-single-word="false"/>
      <style:text-properties fo:font-size="13pt" style:text-underline-style="none" fo:font-weight="bold" officeooo:rsid="00248c79" officeooo:paragraph-rsid="00248c79" style:font-size-asian="11.3500003814697pt" style:font-weight-asian="bold" style:font-size-complex="13pt" style:font-weight-complex="bold"/>
    </style:style>
    <style:style style:name="P12" style:family="paragraph" style:parent-style-name="Standard">
      <style:paragraph-properties fo:text-align="start" style:justify-single-word="false"/>
      <style:text-properties fo:font-size="13pt" style:text-underline-style="none" fo:font-weight="normal" officeooo:rsid="00248c79" officeooo:paragraph-rsid="00248c79"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fo:font-size="13pt" style:text-underline-style="none" fo:font-weight="normal" officeooo:rsid="00264600" officeooo:paragraph-rsid="00264600"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fo:font-size="13pt" style:text-underline-style="none" fo:font-weight="normal" officeooo:rsid="001cad1a" officeooo:paragraph-rsid="001cad1a"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fo:font-size="13pt" style:text-underline-style="none" fo:font-weight="normal" officeooo:rsid="001f3f4f" officeooo:paragraph-rsid="001e2cc8"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fo:font-size="13pt" style:text-underline-style="none" fo:font-weight="normal" officeooo:rsid="00201852" officeooo:paragraph-rsid="00201852"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fo:font-size="13pt" style:text-underline-style="none" fo:font-weight="normal" officeooo:rsid="001e2cc8" officeooo:paragraph-rsid="001e2cc8"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fo:font-size="13pt" style:text-underline-style="none" fo:font-weight="normal" officeooo:rsid="002714ad" officeooo:paragraph-rsid="002714ad" style:font-size-asian="11.3500003814697pt" style:font-weight-asian="normal" style:font-size-complex="13pt" style:font-weight-complex="normal"/>
    </style:style>
    <style:style style:name="P19" style:family="paragraph" style:parent-style-name="Standard">
      <style:paragraph-properties fo:text-align="start" style:justify-single-word="false"/>
      <style:text-properties fo:font-size="13pt" style:text-underline-style="none" fo:font-weight="normal" officeooo:rsid="00296e91" officeooo:paragraph-rsid="00288f6e" style:font-size-asian="11.3500003814697pt" style:font-weight-asian="normal" style:font-size-complex="13pt" style:font-weight-complex="normal"/>
    </style:style>
    <style:style style:name="P20" style:family="paragraph" style:parent-style-name="Standard">
      <style:paragraph-properties fo:text-align="start" style:justify-single-word="false"/>
      <style:text-properties fo:font-size="13pt" style:text-underline-style="none" fo:font-weight="normal" officeooo:rsid="00296e91" officeooo:paragraph-rsid="00296e91" style:font-size-asian="11.3500003814697pt" style:font-weight-asian="normal" style:font-size-complex="13pt" style:font-weight-complex="normal"/>
    </style:style>
    <style:style style:name="P21" style:family="paragraph" style:parent-style-name="Standard">
      <style:paragraph-properties fo:text-align="start" style:justify-single-word="false"/>
      <style:text-properties fo:font-size="13pt" style:text-underline-style="none" fo:font-weight="normal" officeooo:rsid="00296e91" officeooo:paragraph-rsid="002b3df6" style:font-size-asian="11.3500003814697pt" style:font-weight-asian="normal" style:font-size-complex="13pt" style:font-weight-complex="normal"/>
    </style:style>
    <style:style style:name="P22" style:family="paragraph" style:parent-style-name="Standard">
      <style:paragraph-properties fo:text-align="start" style:justify-single-word="false"/>
      <style:text-properties fo:font-size="13pt" fo:font-style="normal" style:text-underline-style="none" fo:font-weight="normal" officeooo:rsid="00296e91" officeooo:paragraph-rsid="00296e91" style:font-size-asian="11.3500003814697pt" style:font-style-asian="normal" style:font-weight-asian="normal" style:font-size-complex="13pt" style:font-style-complex="normal" style:font-weight-complex="normal"/>
    </style:style>
    <style:style style:name="P23" style:family="paragraph" style:parent-style-name="Standard">
      <style:paragraph-properties fo:text-align="start" style:justify-single-word="false"/>
      <style:text-properties fo:font-size="13pt" fo:font-style="normal" style:text-underline-style="none" fo:font-weight="normal" officeooo:rsid="002b3df6" officeooo:paragraph-rsid="002b3df6" style:font-size-asian="11.3500003814697pt" style:font-style-asian="normal" style:font-weight-asian="normal" style:font-size-complex="13pt" style:font-style-complex="normal" style:font-weight-complex="normal"/>
    </style:style>
    <style:style style:name="P24" style:family="paragraph" style:parent-style-name="Standard">
      <style:paragraph-properties fo:text-align="start" style:justify-single-word="false"/>
      <style:text-properties officeooo:paragraph-rsid="001cad1a"/>
    </style:style>
    <style:style style:name="P25" style:family="paragraph" style:parent-style-name="Standard">
      <style:paragraph-properties fo:text-align="start" style:justify-single-word="false"/>
      <style:text-properties officeooo:paragraph-rsid="001e2cc8"/>
    </style:style>
    <style:style style:name="P26" style:family="paragraph" style:parent-style-name="Standard">
      <style:paragraph-properties fo:text-align="start" style:justify-single-word="false"/>
      <style:text-properties officeooo:paragraph-rsid="00201852"/>
    </style:style>
    <style:style style:name="P27" style:family="paragraph" style:parent-style-name="Standard">
      <style:paragraph-properties fo:text-align="start" style:justify-single-word="false"/>
      <style:text-properties officeooo:paragraph-rsid="00215054"/>
    </style:style>
    <style:style style:name="P28" style:family="paragraph" style:parent-style-name="Standard">
      <style:paragraph-properties fo:text-align="start" style:justify-single-word="false"/>
      <style:text-properties officeooo:paragraph-rsid="00248c79"/>
    </style:style>
    <style:style style:name="P29" style:family="paragraph" style:parent-style-name="Standard">
      <style:paragraph-properties fo:text-align="start" style:justify-single-word="false"/>
      <style:text-properties officeooo:paragraph-rsid="002714ad"/>
    </style:style>
    <style:style style:name="P30" style:family="paragraph" style:parent-style-name="Standard">
      <style:paragraph-properties fo:text-align="start" style:justify-single-word="false"/>
      <style:text-properties officeooo:paragraph-rsid="00288f6e"/>
    </style:style>
    <style:style style:name="P31" style:family="paragraph" style:parent-style-name="Standard">
      <style:paragraph-properties fo:text-align="start" style:justify-single-word="false"/>
      <style:text-properties officeooo:paragraph-rsid="00296e91"/>
    </style:style>
    <style:style style:name="P32" style:family="paragraph" style:parent-style-name="Standard">
      <style:paragraph-properties fo:text-align="start" style:justify-single-word="false"/>
      <style:text-properties officeooo:rsid="002b3df6" officeooo:paragraph-rsid="002b3df6"/>
    </style:style>
    <style:style style:name="P33" style:family="paragraph" style:parent-style-name="Standard">
      <style:paragraph-properties fo:text-align="end" style:justify-single-word="false"/>
      <style:text-properties fo:font-size="11pt" style:text-underline-style="none" fo:font-weight="normal" officeooo:rsid="002da22a" officeooo:paragraph-rsid="002da22a" style:font-size-asian="11pt" style:font-weight-asian="normal" style:font-size-complex="11pt" style:font-weight-complex="normal"/>
    </style:style>
    <style:style style:name="P34" style:family="paragraph" style:parent-style-name="Standard">
      <style:paragraph-properties fo:text-align="start" style:justify-single-word="false"/>
      <style:text-properties fo:font-size="13pt" style:text-underline-style="none" fo:font-weight="bold" officeooo:rsid="002e265c" officeooo:paragraph-rsid="002e265c" style:font-size-asian="11.3500003814697pt" style:font-weight-asian="bold" style:font-size-complex="13pt" style:font-weight-complex="bold"/>
    </style:style>
    <style:style style:name="T1" style:family="text">
      <style:text-properties fo:font-size="13pt" style:text-underline-style="none" fo:font-weight="normal" officeooo:rsid="001cad1a" style:font-size-asian="11.3500003814697pt" style:font-weight-asian="normal" style:font-size-complex="13pt" style:font-weight-complex="normal"/>
    </style:style>
    <style:style style:name="T2" style:family="text">
      <style:text-properties fo:font-size="13pt" style:text-underline-style="none" fo:font-weight="normal" officeooo:rsid="001e2cc8" style:font-size-asian="11.3500003814697pt" style:font-weight-asian="normal" style:font-size-complex="13pt" style:font-weight-complex="normal"/>
    </style:style>
    <style:style style:name="T3" style:family="text">
      <style:text-properties fo:font-size="13pt" style:text-underline-style="none" fo:font-weight="normal" officeooo:rsid="001f3f4f" style:font-size-asian="11.3500003814697pt" style:font-weight-asian="normal" style:font-size-complex="13pt" style:font-weight-complex="normal"/>
    </style:style>
    <style:style style:name="T4" style:family="text">
      <style:text-properties fo:font-size="13pt" style:text-underline-style="none" fo:font-weight="normal" officeooo:rsid="00215054" style:font-size-asian="11.3500003814697pt" style:font-weight-asian="normal" style:font-size-complex="13pt" style:font-weight-complex="normal"/>
    </style:style>
    <style:style style:name="T5" style:family="text">
      <style:text-properties fo:font-size="13pt" style:text-underline-style="none" fo:font-weight="normal" officeooo:rsid="00201852" style:font-size-asian="11.3500003814697pt" style:font-weight-asian="normal" style:font-size-complex="13pt" style:font-weight-complex="normal"/>
    </style:style>
    <style:style style:name="T6" style:family="text">
      <style:text-properties fo:font-size="13pt" style:text-underline-style="none" fo:font-weight="normal" officeooo:rsid="002326a9" style:font-size-asian="11.3500003814697pt" style:font-weight-asian="normal" style:font-size-complex="13pt" style:font-weight-complex="normal"/>
    </style:style>
    <style:style style:name="T7" style:family="text">
      <style:text-properties fo:font-size="13pt" style:text-underline-style="none" fo:font-weight="normal" officeooo:rsid="0023507d" style:font-size-asian="11.3500003814697pt" style:font-weight-asian="normal" style:font-size-complex="13pt" style:font-weight-complex="normal"/>
    </style:style>
    <style:style style:name="T8" style:family="text">
      <style:text-properties fo:font-size="13pt" style:text-underline-style="none" fo:font-weight="normal" officeooo:rsid="002447e5" style:font-size-asian="11.3500003814697pt" style:font-weight-asian="normal" style:font-size-complex="13pt" style:font-weight-complex="normal"/>
    </style:style>
    <style:style style:name="T9" style:family="text">
      <style:text-properties fo:font-size="13pt" style:text-underline-style="none" fo:font-weight="normal" officeooo:rsid="00288f6e" style:font-size-asian="11.3500003814697pt" style:font-weight-asian="normal" style:font-size-complex="13pt" style:font-weight-complex="normal"/>
    </style:style>
    <style:style style:name="T10" style:family="text">
      <style:text-properties fo:font-size="13pt" style:text-underline-style="none" fo:font-weight="normal" officeooo:rsid="00296e91" style:font-size-asian="11.3500003814697pt" style:font-weight-asian="normal" style:font-size-complex="13pt" style:font-weight-complex="normal"/>
    </style:style>
    <style:style style:name="T11" style:family="text">
      <style:text-properties fo:font-size="13pt" style:text-underline-style="none" fo:font-weight="bold" officeooo:rsid="00248c79" style:font-size-asian="11.3500003814697pt" style:font-weight-asian="bold" style:font-size-complex="13pt" style:font-weight-complex="bold"/>
    </style:style>
    <style:style style:name="T12" style:family="text">
      <style:text-properties fo:font-size="13pt" style:text-underline-style="none" fo:font-weight="bold" officeooo:rsid="00264600" style:font-size-asian="11.3500003814697pt" style:font-weight-asian="bold" style:font-size-complex="13pt" style:font-weight-complex="bold"/>
    </style:style>
    <style:style style:name="T13" style:family="text">
      <style:text-properties fo:font-size="13pt" fo:font-style="normal" style:text-underline-style="none" fo:font-weight="normal" style:font-size-asian="11.3500003814697pt" style:font-style-asian="normal" style:font-weight-asian="normal" style:font-size-complex="13pt" style:font-style-complex="normal" style:font-weight-complex="normal"/>
    </style:style>
    <style:style style:name="T14" style:family="text">
      <style:text-properties fo:font-size="13pt" fo:font-style="normal" style:text-underline-style="none" fo:font-weight="normal" officeooo:rsid="00296e91" style:font-size-asian="11.3500003814697pt" style:font-style-asian="normal" style:font-weight-asian="normal" style:font-size-complex="13pt" style:font-style-complex="normal" style:font-weight-complex="normal"/>
    </style:style>
    <style:style style:name="T15" style:family="text">
      <style:text-properties fo:font-size="13pt" fo:font-style="normal" style:text-underline-style="none" fo:font-weight="normal" officeooo:rsid="002b3df6" style:font-size-asian="11.3500003814697pt" style:font-style-asian="normal" style:font-weight-asian="normal" style:font-size-complex="13pt" style:font-style-complex="normal" style:font-weight-complex="normal"/>
    </style:style>
    <style:style style:name="T16" style:family="text">
      <style:text-properties officeooo:rsid="00264600"/>
    </style:style>
    <style:style style:name="T17" style:family="text">
      <style:text-properties fo:font-size="16pt" style:text-underline-style="none" fo:font-weight="bold" officeooo:rsid="002714ad" style:font-size-asian="16pt" style:font-weight-asian="bold" style:font-size-complex="16pt" style:font-weight-complex="bold"/>
    </style:style>
    <style:style style:name="T18" style:family="text">
      <style:text-properties fo:font-size="16pt" style:text-underline-style="none" fo:font-weight="bold" officeooo:rsid="00288f6e" style:font-size-asian="16pt" style:font-weight-asian="bold" style:font-size-complex="16pt" style:font-weight-complex="bold"/>
    </style:style>
    <style:style style:name="T19"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PROPUESTA DE PROYECTO</text:p>
      <text:p text:style-name="P2"/>
      <text:p text:style-name="P2"/>
      <text:p text:style-name="P2"/>
      <text:p text:style-name="P3">Resumen</text:p>
      <text:p text:style-name="P14"/>
      <text:p text:style-name="P24"><text:span text:style-name="T1">El proyecto consiste en hacer una aplicación </text:span><text:span text:style-name="T8">web </text:span><text:span text:style-name="T1">para gestionar la recogida de trufas, de forma que mediante una mapa interactivo, en el que puedes acceder a zonas de tu plantación de trufas, el cliente pueda consultar en que </text:span><text:span text:style-name="T2">campos se</text:span><text:span text:style-name="T1"> ha buscado, en que </text:span><text:span text:style-name="T2">zonas</text:span><text:span text:style-name="T1"> ha</text:span><text:span text:style-name="T2">n</text:span><text:span text:style-name="T1"> encontrado trufas (si es así se podría acceder a un listado de información relevante como el día, </text:span><text:span text:style-name="T2">los perros</text:span><text:span text:style-name="T1"> que </text:span><text:span text:style-name="T2">han </text:span><text:span text:style-name="T3">encontrado</text:span><text:span text:style-name="T1">, </text:span><text:span text:style-name="T2">los</text:span><text:span text:style-name="T1"> guía</text:span><text:span text:style-name="T2">s</text:span><text:span text:style-name="T1"> canino</text:span><text:span text:style-name="T2">s,</text:span><text:span text:style-name="T1"> el peso de la</text:span><text:span text:style-name="T2">s trufas</text:span><text:span text:style-name="T1">, etc.). </text:span></text:p>
      <text:p text:style-name="P14"/>
      <text:p text:style-name="P25"><text:span text:style-name="T2">También se podrá consultar la recogida diaria, </text:span><text:span text:style-name="T3">semanal, </text:span><text:span text:style-name="T2">mensual y anual de</text:span><text:span text:style-name="T4">l fruto</text:span><text:span text:style-name="T2"> </text:span><text:span text:style-name="T3">y se podrá ordenar por guía, por perro, por zona, por fecha… </text:span><text:span text:style-name="T6">así como modificar dicha información de forma sencilla e intuitiva para que el propio cliente lo pueda hacer con a penas unos clicks.</text:span></text:p>
      <text:p text:style-name="P15"/>
      <text:p text:style-name="P26"><text:span text:style-name="T3">P</text:span><text:span text:style-name="T5">or supuesto, dicha información será introducida por los </text:span><text:span text:style-name="T4">recolectores</text:span><text:span text:style-name="T5">, así pues habrá una aplicación para los </text:span><text:span text:style-name="T4">recolectores</text:span><text:span text:style-name="T5">, donde </text:span><text:span text:style-name="T7">cada uno tendrá su nombre y contraseña</text:span><text:span text:style-name="T5"> </text:span><text:span text:style-name="T7">para acceder y donde </text:span><text:span text:style-name="T5">introducirán la información de la recolecta que hayan llevado a cabo </text:span><text:span text:style-name="T4">y dicha información la recibirá la aplicación del cliente</text:span><text:span text:style-name="T5">.</text:span></text:p>
      <text:p text:style-name="P16"/>
      <text:p text:style-name="P26"><text:span text:style-name="T5">El cliente, en su aplicación, podrá añadir y retirar a los </text:span><text:span text:style-name="T7">recolectores</text:span><text:span text:style-name="T5"> </text:span><text:span text:style-name="T4">de su listado, así a la aplicación de los recolectores solo podrán acceder las personas que estén en la lista, y que sepan la contraseña. </text:span><text:span text:style-name="T8">Y para poder acceder a la aplicación del cliente habrá que poner el usuario y la contraseña del cliente que inicialmente serán “admin”, pero el cliente podrá cambiar a su gusto.</text:span></text:p>
      <text:p text:style-name="P17"/>
      <text:p text:style-name="P27"><text:span text:style-name="T4">El mapa estará dividido por zonas, igual que la plantación real. Cada zona tendrá un color, que dependerá </text:span><text:span text:style-name="T7">según</text:span><text:span text:style-name="T4"> el tiempo que lleva sin ser registrada, 3 días o menos será color verde, entre 4 y 7 días será de color amarillo, y más de una semana será rojo.</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3">Angel Hesse Caracena 2º DAW</text:p>
      <text:p text:style-name="P17"><text:soft-page-break/></text:p>
      <text:p text:style-name="P17"/>
      <text:p text:style-name="P17"/>
      <text:p text:style-name="P17"/>
      <text:p text:style-name="P17"/>
      <text:p text:style-name="P17"/>
      <text:p text:style-name="P17"/>
      <text:p text:style-name="P4">Objetivos</text:p>
      <text:p text:style-name="P8"/>
      <text:p text:style-name="P12">El objetivo principal es dotar a los truficultores de una forma sencilla, intuitiva, cómoda y rápida de gestionar y controlar la producción y rentabilidad de sus cultivos, así como una forma fácil para que los recolectores introduzcan los datos referentes a su recolecta diaria.</text:p>
      <text:p text:style-name="P12"/>
      <text:p text:style-name="P28"><text:span text:style-name="T11">Objetivos </text:span><text:span text:style-name="T12">concretos</text:span></text:p>
      <text:p text:style-name="P11"/>
      <text:p text:style-name="P12">1. <text:span text:style-name="T16">Hacer un mapa con un registro de color (explicado en el resumen) en el cual con un solo click seas capaz de acceder a toda la información de interés.</text:span></text:p>
      <text:p text:style-name="P12"/>
      <text:p text:style-name="P13">2. Conseguir que tanto la interfaz de los recolectores como la del administrador sean intuitivas y sencillas.</text:p>
      <text:p text:style-name="P13"/>
      <text:p text:style-name="P13">3. Crear un sistema seguro donde solo los recolectores puedan acceder a su cuenta y donde solo el cliente pueda acceder a la aplicación principal.</text:p>
      <text:p text:style-name="P13"/>
      <text:p text:style-name="P13">4. Ofrecer un entorno agradable al navegar por la aplicación.</text:p>
      <text:p text:style-name="P13"/>
      <text:p text:style-name="P34">Objetivos no contemplados</text:p>
      <text:p text:style-name="P34"/>
      <text:p text:style-name="P34"><text:span text:style-name="T19">El proyecto estará basado en un campo de trufas en concreto, es decir, no todo será reutilizable para otras plantaciones.</text:span></text:p>
      <text:p text:style-name="P34"><text:span text:style-name="T19"/></text:p>
      <text:p text:style-name="P34"><text:span text:style-name="T19"/></text:p>
      <text:p text:style-name="P13"/>
      <text:p text:style-name="P5">Requisitos del usuario</text:p>
      <text:p text:style-name="P5"/>
      <text:p text:style-name="P18">Un navegador web, se recomienda Google Chrome y conexión con el servidor donde se aloje la aplicación.</text:p>
      <text:p text:style-name="P18"/>
      <text:p text:style-name="P18"/>
      <text:p text:style-name="P29"><text:span text:style-name="T17">Requisitos del </text:span><text:span text:style-name="T18">sistema</text:span></text:p>
      <text:p text:style-name="P7"/>
      <text:p text:style-name="P30"><text:span text:style-name="T9">Se necesitará un servidor web, un sistema gestor de bases de datos, y el intérprete de PHP. Para desarrollarlo utilizaré Apache como servidor web y MySQL como gestor de bases de datos. </text:span><text:span text:style-name="T10">En cuanto a potencia informática no puedo determinar los requerimientos ya que aún no lo he desarrollado.</text:span></text:p>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Experiencia previa</text:p>
      <text:p text:style-name="P6"/>
      <text:p text:style-name="P20">Mi padre es adiestrador canino de perros de búsqueda y rescate de personas y de perros truferos, yo soy su ayudante y a menudo voy a buscar trufas con él a las plantaciones de sus clientes, por lo tanto conozco cómo se gestiona la recolecta y la administración del fruto.</text:p>
      <text:p text:style-name="P21"/>
      <text:p text:style-name="P21"/>
      <text:p text:style-name="P21"/>
      <text:p text:style-name="P21"/>
      <text:p text:style-name="P21"/>
      <text:p text:style-name="P9">Estudio del mercado</text:p>
      <text:p text:style-name="P9"/>
      <text:p text:style-name="P22">Se vende una forma renovada y moderna para los dueños de plantaciones de trufa de gestionar la rentabilidad y la producción de sus propiedades.</text:p>
      <text:p text:style-name="P22"/>
      <text:p text:style-name="P31"><text:span text:style-name="T14">Como es bien sabido el mercado de la trufa es amplio y genera grandes ingresos a sus participantes, pues el fruto es demandado por muchos de los mejores restaurantes del mundo y su recolecta es complicada ya que es un hongo que crece </text:span><text:span text:style-name="T15">bajo tierra</text:span><text:span text:style-name="T14"> y no se puede cultivar en masa.</text:span></text:p>
      <text:p text:style-name="P22"/>
      <text:p text:style-name="P32"><text:span text:style-name="T14">L</text:span><text:span text:style-name="T13">os participantes de la truficultura, por lo general, no utilizan métodos cómodos y modernizados para su gestión, de hecho, lo más sofisticado que he visto en España ha sido una hoja de excel. Con este proyecto se ofrece una manera inteligente pero sencilla de gestionar las plantaciones así como una forma sencilla para los recolectores de comunicar los datos de su recolección al dueño de la planación.</text:span></text:p>
      <text:p text:style-name="P23"/>
      <text:p text:style-name="P23"/>
      <text:p text:style-name="P23"/>
      <text:p text:style-name="P23"/>
      <text:p text:style-name="P23"/>
      <text:p text:style-name="P10">Comentarios</text:p>
      <text:p text:style-name="P10"/>
      <text:p text:style-name="P23">Probablemente durante la programación se me ocurran ideas nuevas que añadiré al proyecto pero no estarán en este document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12T20:40:29.394000000</meta:creation-date>
    <dc:date>2022-01-18T17:25:23.801000000</dc:date>
    <meta:editing-duration>PT18M34S</meta:editing-duration>
    <meta:editing-cycles>5</meta:editing-cycles>
    <meta:generator>LibreOffice/7.0.1.2$Windows_X86_64 LibreOffice_project/7cbcfc562f6eb6708b5ff7d7397325de9e764452</meta:generator>
    <meta:document-statistic meta:table-count="0" meta:image-count="0" meta:object-count="0" meta:page-count="3" meta:paragraph-count="29" meta:word-count="743" meta:character-count="4356" meta:non-whitespace-character-count="3641"/>
  </office:meta>
</office:document-meta>
</file>